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6000002B7A2500E866C3FC7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21cm" svg:x="0.501cm" svg:y="0.49cm">
          <draw:image xlink:href="Pictures/10000000000003F6000002B7A2500E866C3FC78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21:20:46.955951859</dc:date>
    <meta:editing-duration>PT1M28S</meta:editing-duration>
    <meta:editing-cycles>1</meta:editing-cycles>
    <meta:document-statistic meta:object-count="1"/>
    <meta:generator>LibreOffice/6.4.6.2$Linux_X86_64 LibreOffice_project/40$Build-2</meta:generator>
  </office:meta>
</office:document-meta>
</file>